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3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exampl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3:56:27.711725000</meta:creation-date>
    <dc:date>2015-03-19T23:57:09.720486000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4.4.0.3$MacOSX_X86_64 LibreOffice_project/de093506bcdc5fafd9023ee680b8c60e3e0645d7</meta:generator>
  </office:meta>
</office:document-meta>
</file>